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493cm" svg:height="7.112cm" svg:x="8.239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9.347cm" svg:height="2.883cm" draw:transform="skewX (0.427605666738611) rotate (0.000349065850398866) translate (9.552cm 5.985cm)">
            <text:p/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" draw:text-style-name="P1" draw:layer="layout" svg:width="5.35cm" svg:height="5.174cm" draw:transform="skewX (0.632681853847944) rotate (0.750142512507163) translate (14.981cm 9.614cm)">
            <text:p/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line draw:style-name="gr3" draw:text-style-name="P1" draw:layer="measurelines" svg:x1="11.985cm" svg:y1="8.868cm" svg:x2="11.985cm" svg:y2="15.98cm">
            <text:p/>
          </draw:line>
          <draw:line draw:style-name="gr3" draw:text-style-name="P1" draw:layer="measurelines" svg:x1="8.239cm" svg:y1="12.424cm" svg:x2="15.732cm" svg:y2="12.424cm">
            <text:p/>
          </draw:line>
          <draw:line draw:style-name="gr3" draw:text-style-name="P1" draw:layer="measurelines" svg:x1="15.732cm" svg:y1="12.424cm" svg:x2="18.907cm" svg:y2="9.249cm">
            <text:p/>
          </draw:line>
          <draw:line draw:style-name="gr3" draw:text-style-name="P1" draw:layer="measurelines" svg:x1="11.985cm" svg:y1="8.868cm" svg:x2="14.843cm" svg:y2="6.01cm">
            <text:p/>
          </draw:line>
          <draw:line draw:style-name="gr3" draw:text-style-name="P1" draw:layer="measurelines" svg:x1="10.017cm" svg:y1="7.217cm" svg:x2="17.51cm" svg:y2="7.217cm">
            <text:p/>
          </draw:line>
          <draw:line draw:style-name="gr3" draw:text-style-name="P1" draw:layer="measurelines" svg:x1="17.51cm" svg:y1="7.217cm" svg:x2="17.51cm" svg:y2="14.329cm">
            <text:p/>
          </draw:line>
        </draw:g>
        <draw:frame draw:style-name="gr4" draw:layer="measurelines" svg:width="4.562cm" svg:height="0.962cm" svg:x="3.006cm" svg:y="10.271cm">
          <draw:text-box>
            <text:p>Determinístico</text:p>
          </draw:text-box>
        </draw:frame>
        <draw:frame draw:style-name="gr4" draw:layer="measurelines" svg:width="3.749cm" svg:height="0.962cm" svg:x="3.413cm" svg:y="13.827cm">
          <draw:text-box>
            <text:p>Estocástico</text:p>
          </draw:text-box>
        </draw:frame>
        <draw:frame draw:style-name="gr4" draw:layer="measurelines" svg:width="2.763cm" svg:height="0.962cm" svg:x="8.747cm" svg:y="18.272cm">
          <draw:text-box>
            <text:p>Estático</text:p>
          </draw:text-box>
        </draw:frame>
        <draw:frame draw:style-name="gr4" draw:layer="measurelines" svg:width="3.148cm" svg:height="0.962cm" svg:x="12.203cm" svg:y="18.272cm">
          <draw:text-box>
            <text:p>Dinámico</text:p>
          </draw:text-box>
        </draw:frame>
        <draw:frame draw:style-name="gr4" draw:layer="measurelines" svg:width="2.691cm" svg:height="0.962cm" svg:x="20.676cm" svg:y="7.796cm">
          <draw:text-box>
            <text:p>Unitario</text:p>
          </draw:text-box>
        </draw:frame>
        <draw:frame draw:style-name="gr4" draw:layer="measurelines" svg:width="3.326cm" svg:height="0.962cm" svg:x="20.258cm" svg:y="9.339cm">
          <draw:text-box>
            <text:p>Repetitivo</text:p>
          </draw:text-box>
        </draw:frame>
        <draw:line draw:style-name="gr5" draw:text-style-name="P1" draw:layer="measurelines" svg:x1="5.445cm" svg:y1="11.541cm" svg:x2="7.985cm" svg:y2="11.541cm">
          <text:p/>
        </draw:line>
        <draw:line draw:style-name="gr5" draw:text-style-name="P1" draw:layer="measurelines" svg:x1="5.445cm" svg:y1="15.097cm" svg:x2="7.985cm" svg:y2="15.097cm">
          <text:p/>
        </draw:line>
        <draw:line draw:style-name="gr5" draw:text-style-name="P1" draw:layer="measurelines" svg:x1="20.739cm" svg:y1="8.304cm" svg:x2="18.199cm" svg:y2="8.304cm">
          <text:p/>
        </draw:line>
        <draw:line draw:style-name="gr5" draw:text-style-name="P1" draw:layer="measurelines" svg:x1="20.258cm" svg:y1="9.847cm" svg:x2="16.575cm" svg:y2="9.847cm">
          <text:p/>
        </draw:line>
        <draw:line draw:style-name="gr5" draw:text-style-name="P1" draw:layer="measurelines" svg:x1="10.171cm" svg:y1="18.091cm" svg:x2="10.171cm" svg:y2="16.313cm">
          <text:p/>
        </draw:line>
        <draw:line draw:style-name="gr5" draw:text-style-name="P1" draw:layer="measurelines" svg:x1="13.7cm" svg:y1="18.145cm" svg:x2="13.7cm" svg:y2="16.3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11:06:45.869188000</meta:creation-date>
    <dc:date>2014-07-30T14:04:06.080960000</dc:date>
    <meta:editing-duration>PT11M57S</meta:editing-duration>
    <meta:editing-cycles>1</meta:editing-cycles>
    <meta:document-statistic meta:object-count="22"/>
    <meta:generator>LibreOffice/4.2.5.2$MacOSX_x86 LibreOffice_project/61cb170a04bb1f12e77c884eab9192be736ec5f5</meta:generator>
  </office:meta>
</office:document-meta>
</file>